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35.52mm"/>
    </style:style>
    <style:style style:name="co4" style:family="table-column">
      <style:table-column-properties fo:break-before="auto" style:column-width="24.91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38.0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" style:family="table-cell" style:parent-style-name="Heading_20_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Heading_20_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6" style:family="table-cell" style:parent-style-name="Heading_20_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OM-USB-TTL-UART-FT232RL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row table:style-name="ro1">
          <table:table-cell table:style-name="ce15" office:value-type="string" calcext:value-type="string" table:number-columns-spanned="7" table:number-rows-spanned="1">
            <text:p><text:title>USB-TTL-UART-FT232RL Converter</text:title></text:p>
          </table:table-cell>
          <table:covered-table-cell table:number-columns-repeated="5" table:style-name="ce18"/>
          <table:covered-table-cell table:style-name="ce20"/>
        </table:table-row>
        <table:table-row table:style-name="ro2">
          <table:table-cell table:style-name="ce16" office:value-type="string" calcext:value-type="string" table:number-columns-spanned="7" table:number-rows-spanned="1">
            <text:p>Bill of Material</text:p>
          </table:table-cell>
          <table:covered-table-cell table:number-columns-repeated="5" table:style-name="ce19"/>
          <table:covered-table-cell table:style-name="ce21"/>
        </table:table-row>
        <table:table-row table:style-name="ro3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Package</text:p>
          </table:table-cell>
          <table:table-cell office:value-type="string" calcext:value-type="string">
            <text:p><text:s/>Part</text:p>
          </table:table-cell>
          <table:table-cell office:value-type="string" calcext:value-type="string">
            <text:p><text:s/>Vendor</text:p>
          </table:table-cell>
        </table:table-row>
        <table:table-row table:style-name="ro3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C1206C106K9RACTU </text:p>
          </table:table-cell>
          <table:table-cell office:value-type="string" calcext:value-type="string">
            <text:p><text:a xlink:href="https://www.tme.eu/" xlink:type="simple">https://www.tme.eu/</text:a></text:p>
          </table:table-cell>
        </table:table-row>
        <table:table-row table:style-name="ro3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KC10nF_1206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3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KC100nF_1206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3">
          <table:table-cell office:value-type="string" calcext:value-type="string">
            <text:p>FB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FW31SP506X1E4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NFW31SP506X1E4L</text:p>
          </table:table-cell>
          <table:table-cell office:value-type="string" calcext:value-type="string">
            <text:p><text:a xlink:href="https://www.tme.eu/" xlink:type="simple">https://www.tme.eu/</text:a></text:p>
          </table:table-cell>
        </table:table-row>
        <table:table-row table:style-name="ro3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-004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lex_47346-0001</text:p>
          </table:table-cell>
          <table:table-cell office:value-type="string" calcext:value-type="string">
            <text:p>KAB-00422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3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-00205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KAB-00205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3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-00192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KAB-00192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3">
          <table:table-cell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-0019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KAB-00192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3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R10K_1206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3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ftdichip</text:p>
          </table:table-cell>
          <table:table-cell office:value-type="string" calcext:value-type="string">
            <text:p>SSOP-28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3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C49-U</text:p>
          </table:table-cell>
          <table:table-cell office:value-type="string" calcext:value-type="string">
            <text:p>Q12MHZ_N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3">
          <table:table-cell table:style-name="Default" office:value-type="string" calcext:value-type="string" table:number-columns-spanned="3" table:number-rows-spanned="1">
            <text:p><text:a xlink:href="https://github.com/majsterklepka/lab1.git" xlink:type="simple">https://github.com/majsterklepka/lab1.git</text:a></text:p>
          </table:table-cell>
          <table:covered-table-cell table:number-columns-repeated="2" table:style-name="Default"/>
          <table:table-cell table:style-name="Default"/>
          <table:table-cell table:style-name="Default" office:value-type="string" calcext:value-type="string">
            <text:p><text:a xlink:href="https://majsterklepka.github.io/" xlink:type="simple">https://majsterklepka.github.io/</text:a>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 calcext:value-type="string" table:number-columns-spanned="3" table:number-rows-spanned="1">
            <text:p>BOM Licensed under FDL-1.3</text:p>
          </table:table-cell>
          <table:covered-table-cell table:number-columns-repeated="2" table:style-name="Default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.00.0000</text:date>, <text:time style:data-style-name="N2" text:time-value="13:35:57.57981340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9T13:36:27.288094841</dc:date>
    <dc:creator>Paweł Sobótka</dc:creator>
    <meta:editing-duration>PT16M21S</meta:editing-duration>
    <meta:editing-cycles>10</meta:editing-cycles>
    <meta:generator>LibreOffice/6.2.7.1$Linux_X86_64 LibreOffice_project/20$Build-1</meta:generator>
    <dc:title>USB-TTL-UART-FT232RL Converter</dc:title>
    <dc:subject>BOM</dc:subject>
    <meta:document-statistic meta:table-count="1" meta:cell-count="86" meta:object-count="0"/>
    <meta:user-defined meta:name="Informacja">Licensed under terms of FDL-1.3</meta:user-defined>
  </office:meta>
</office:document-meta>
</file>